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family="paragraph">
      <style:paragraph-properties fo:break-before="page"/>
    </style:style>
    <style:style style:name="T15" style:parent-style-name="Policepardéfaut" style:family="text">
      <style:text-properties style:font-name="Calibri" style:font-name-complex="Calibri"/>
    </style:style>
  </office:automatic-styles>
  <office:body>
    <office:text text:use-soft-page-breaks="true">
      <text:p text:style-name="P1">PMR on like</text:p>
      <text:p text:style-name="Standard"/>
      <text:p text:style-name="Standard">Description :</text:p>
      <text:p text:style-name="Standard"><text:tab/></text:p>
      <text:p text:style-name="Standard"><text:tab/>Les PMR (Personne à mobilité réduite) se retrouvent souvent confrontés à des<text:s/>difficultés<text:s/>liées aux transports et diverses tâches du quotidien. Nous pouvons citer comme exemples, les déplacements liés aux<text:s/>courses et rendez-vous médicaux, les différents travaux d’entretien du domicile, aides ménagères, etc.</text:p>
      <text:p text:style-name="Standard"/>
      <text:p text:style-name="Standard"><text:tab/>Notre application a pour but premier de palier aux<text:s/>difficultés<text:s/>rencontrées par les personnes à mobilité réduite en leurs permettant de demander une aide. Nous aurions donc sur cette application mobile, deux<text:s/>profilent :</text:p>
      <text:p text:style-name="Standard"/>
      <text:p text:style-name="Standard">- Le demandeur (PMR) : s’inscrit<text:s/>sur l’application en tant que<text:s/>PMR, en<text:s/>faisant cela, il a la possibilité de demander à tout moment une aide extérieur (pour une tâche ou un déplacement).</text:p>
      <text:p text:style-name="Standard"/>
      <text:p text:style-name="Standard">-L’aide : s’inscrit sur l’application en tant que personne valide. De ce fait, il peut recevoir une notification indiquant que quelqu’un<text:s/>a<text:s/>besoin d’aide.</text:p>
      <text:p text:style-name="Standard"/>
      <text:p text:style-name="Standard"/>
      <text:p text:style-name="P2">Besoins</text:p>
      <text:p text:style-name="Standard"/>
      <text:p text:style-name="Standard">Thème 1 : La possibilité de créer un profil</text:p>
      <text:p text:style-name="Standard">Il faudra donc :</text:p>
      <text:list text:style-name="LFO1" text:continue-numbering="true">
        <text:list-item>
          <text:p text:style-name="P3">La possibilité de créer un<text:s/>compte</text:p>
        </text:list-item>
        <text:list-item>
          <text:p text:style-name="P4">La possibilité d’indiquer son statut (demandeur ou aide)</text:p>
        </text:list-item>
        <text:list-item>
          <text:p text:style-name="P5">La<text:s/>possibilité<text:s/>d’éditer son compte</text:p>
        </text:list-item>
      </text:list>
      <text:p text:style-name="Standard"/>
      <text:p text:style-name="Standard"/>
      <text:p text:style-name="Standard">Thème 2 : L’interaction entre demandeurs et aides</text:p>
      <text:p text:style-name="Standard">Il faudra donc :</text:p>
      <text:list text:style-name="LFO2" text:continue-numbering="true">
        <text:list-item>
          <text:p text:style-name="P6">La possibilité d’offrir et de demander de l’aide</text:p>
        </text:list-item>
        <text:list-item>
          <text:p text:style-name="P7">La possibilité de consulter<text:s/>les demandes<text:s/>d’aide</text:p>
        </text:list-item>
        <text:list-item>
          <text:p text:style-name="P8">La possibilité d’accepter une demande d’aide</text:p>
        </text:list-item>
        <text:list-item>
          <text:p text:style-name="P9">La possibilité de contacter le demandeur ou l’aide</text:p>
        </text:list-item>
        <text:list-item>
          <text:p text:style-name="P10">La possibilité de connaître la localisation du demandeur</text:p>
        </text:list-item>
      </text:list>
      <text:p text:style-name="Standard"/>
      <text:p text:style-name="Standard">Thème 3<text:s/>: Clôturer<text:s/>l’interaction</text:p>
      <text:p text:style-name="Standard">Il faudra donc :</text:p>
      <text:list text:style-name="LFO3" text:continue-numbering="true">
        <text:list-item>
          <text:p text:style-name="P11">La possibilité de signaler la fin du service</text:p>
        </text:list-item>
        <text:list-item>
          <text:p text:style-name="P12">La possibilité de noter l’interaction</text:p>
        </text:list-item>
        <text:list-item>
          <text:p text:style-name="P13">La possibilité de signaler une aide</text:p>
        </text:list-item>
      </text:list>
      <text:soft-page-break/>
      <text:p text:style-name="P14">User stories</text:p>
      <text:p text:style-name="Standard"/>
      <text:p text:style-name="Standard"/>
      <text:p text:style-name="Standard">1.1.1 En tant que demandeur, je souhaite pouvoir créer un compte, afin de demander de l’aide à quelqu’un lorsque j’en ai besoin.</text:p>
      <text:p text:style-name="Standard">1.1.2 En tant qu’aide, je souhaite pouvoir créer un compte, afin d’offrir mon aide à une personne ayant fait la demande.</text:p>
      <text:p text:style-name="Standard"/>
      <text:p text:style-name="Standard">1,2,1 En tant que demandeur, je souhaite indiquer que je suis PMR, afin de pouvoir demander de l’aide.</text:p>
      <text:p text:style-name="Standard">1,2,2 En tant qu’aide, je souhaite indiquer que je suis dans la<text:s/><text:span text:style-name="T15">possibilité</text:span><text:s/>d’aider, afin de pouvoir offrir mes services à une personne à mobilité réduite.</text:p>
      <text:p text:style-name="Standard"/>
      <text:p text:style-name="Standard">1,3,1 En tant que demandeur, je souhaite pouvoir éditer mon profil, afin d’indiquer des informations nécessaires pour recevoir de l’aide.</text:p>
      <text:p text:style-name="Standard">1,3,2 En tant qu’aide, je<text:s/>souhaite pouvoir éditer mon profil, afin d’indiquer les informations nécessaires pour<text:s/>offrir<text:s/>mon aide.</text:p>
      <text:p text:style-name="Standard"/>
      <text:p text:style-name="Standard">2,1,1 En tant que demandeur, je souhaite pouvoir soumettre une demande d’aide, afin de trouver quelqu’un prêt à m’aider.</text:p>
      <text:p text:style-name="Standard">2,1,2 En tant qu’aide, je<text:s/>souhaite pouvoir<text:s/>répondre<text:s/>à une demande d’aide, afin de proposer mes services à une personne dans le besoin.</text:p>
      <text:p text:style-name="Standard"/>
      <text:p text:style-name="Standard">2,2,1 En tant qu’aide, je souhaite pouvoir consulter les différentes demandes soumises, afin de m’informer des annonces faites par les demandeurs.</text:p>
      <text:p text:style-name="Standard"/>
      <text:p text:style-name="Standard">2,3,1 En tant qu’aide, je souhaite<text:s/>pouvoir accepter une demande d’aide, afin de signaler à un demandeur que je suis disponible pour lui venir en aide.</text:p>
      <text:p text:style-name="Standard"/>
      <text:p text:style-name="Standard">2,4,1 En tant que demandeur, je souhaite pouvoir discuter avec une aide, afin de mettre en place le service souhaité ou poser des questions pratiques.</text:p>
      <text:p text:style-name="Standard">2,4,2 En tant qu’aide, je souhaite pouvoir discuter avec le demandeur, afin de mettre en place le service souhaité ou poser des questions pratiques.</text:p>
      <text:p text:style-name="Standard"/>
      <text:p text:style-name="Standard">2,5,1 En tant que demandeur, je souhaite pouvoir<text:s/>indiquer à l’aide ma localisation, afin qu’il puisse me rejoindre pour le service demandé.</text:p>
      <text:p text:style-name="Standard">2,5,2 En tant qu’aide, je souhaite pouvoir connaître la localisation du demandeur, afin de savoir où je dois me rendre pour le service du demandeur.</text:p>
      <text:p text:style-name="Standard"/>
      <text:p text:style-name="Standard">3,1,1 En tant<text:s/>qu’aide, je souhaite pouvoir signaler la fin d’un service, afin de signaler que je suis à nouveau disponible.</text:p>
      <text:p text:style-name="Standard"/>
      <text:p text:style-name="Standard">3,2,1 En tant que demandeur, je souhaite pouvoir noter la prestation d’une aide, afin que d’autres demandeurs puissent voir si j’ai été satisfait.</text:p>
      <text:p text:style-name="Standard">3,2,2 En tant qu’aide, je souhaite que le demandeur puisse noter ma prestation, afin que d’autres demandeur<text:s/>puisse<text:s/>voir la qualité de mes prestations.</text:p>
      <text:p text:style-name="Standard"/>
      <text:p text:style-name="Standard">3,3,1 En tant que demandeur, je souhaite pouvoir signaler aux administrateur un problème avec une aide, afin d’éviter que cela ne se reproduise ou que des sanctions soient pris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NES Simon</dc:creator>
    <meta:creation-date>2020-09-23T15:24:00Z</meta:creation-date>
    <dc:date>2020-09-23T16:58:00Z</dc:date>
    <meta:template xlink:href="Normal" xlink:type="simple"/>
    <meta:editing-cycles>4</meta:editing-cycles>
    <meta:editing-duration>PT900S</meta:editing-duration>
    <meta:document-statistic meta:page-count="2" meta:paragraph-count="8" meta:word-count="635" meta:character-count="4125" meta:row-count="29" meta:non-whitespace-character-count="3498"/>
  </office:meta>
</office:document-meta>
</file>